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0.2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829cm" svg:height="20.263cm" svg:x="0.761cm" svg:y="1.27cm" presentation:class="subtitle" presentation:user-transformed="true">
          <draw:text-box>
            <text:p><text:span text:style-name="T1"/></text:p>
            <text:p><text:span text:style-name="T2">Bots</text:span></text:p>
            <text:p><text:span text:style-name="T2"/></text:p>
            <text:p><text:span text:style-name="T2"/></text:p>
            <text:p><text:span text:style-name="T2"/></text:p>
            <text:p><text:span text:style-name="T2">Date:</text:span><text:span text:style-name="T3"> 04/05/2016</text:span></text:p>
            <text:p><text:span text:style-name="T2"/></text:p>
            <text:p><text:span text:style-name="T2">Venue: </text:span><text:span text:style-name="T3">Moringa Sch.</text:span></text:p>
            <text:p><text:span text:style-name="T2"/></text:p>
            <text:p><text:span text:style-name="T1"/></text:p>
            <text:p><text:span text:style-name="T1">Presented by Clement M. (Software Developer)</text:span></text:p>
            <text:p><text:span text:style-name="T1">and James G. <text:s/>(Software Developer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fition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 draw:corner-radius="0.249cm">
            <text:list text:style-name="L2">
              <text:list-item>
                <text:p>(roBOT) A program used on the Internet that performs a repetitive function such as posting a message to blogs and newsgroups or searching for inform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 End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<text:s text:c="4"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THANK YOU!!!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8:34:30.982322961</meta:creation-date>
    <dc:date>2016-05-04T20:18:26.052502645</dc:date>
    <meta:editing-duration>PT1H48M10S</meta:editing-duration>
    <meta:editing-cycles>28</meta:editing-cycles>
    <meta:generator>LibreOffice/4.2.8.2$Linux_X86_64 LibreOffice_project/420m0$Build-2</meta:generator>
    <meta:document-statistic meta:object-count="32"/>
  </office:meta>
</office:document-meta>
</file>